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nux Libertine O" officeooo:rsid="0010b024" officeooo:paragraph-rsid="0010b024"/>
    </style:style>
    <style:style style:name="P2" style:family="paragraph" style:parent-style-name="Standard">
      <style:text-properties style:font-name="Linux Libertine O" officeooo:rsid="0026f024" officeooo:paragraph-rsid="0026f024"/>
    </style:style>
    <style:style style:name="P3" style:family="paragraph" style:parent-style-name="Standard">
      <style:text-properties style:font-name="Linux Libertine O" officeooo:rsid="00292c39" officeooo:paragraph-rsid="00292c39"/>
    </style:style>
    <style:style style:name="P4" style:family="paragraph" style:parent-style-name="Standard">
      <style:text-properties style:font-name="Linux Libertine O" officeooo:rsid="0026eec3" officeooo:paragraph-rsid="00288c3e"/>
    </style:style>
    <style:style style:name="P5" style:family="paragraph" style:parent-style-name="Standard">
      <style:text-properties style:font-name="Linux Libertine O" officeooo:rsid="002abba2" officeooo:paragraph-rsid="002abba2"/>
    </style:style>
    <style:style style:name="P6" style:family="paragraph" style:parent-style-name="Heading">
      <style:text-properties officeooo:paragraph-rsid="00288c3e"/>
    </style:style>
    <style:style style:name="P7" style:family="paragraph" style:parent-style-name="Standard">
      <style:text-properties officeooo:paragraph-rsid="00292c39"/>
    </style:style>
    <style:style style:name="P8" style:family="paragraph" style:parent-style-name="Standard">
      <style:text-properties officeooo:paragraph-rsid="002abba2"/>
    </style:style>
    <style:style style:name="P9" style:family="paragraph" style:parent-style-name="Standard">
      <style:text-properties style:font-name="Linux Libertine O" officeooo:rsid="002abba2" officeooo:paragraph-rsid="0033e931"/>
    </style:style>
    <style:style style:name="T1" style:family="text">
      <style:text-properties fo:color="#3465a4" loext:opacity="100%" style:font-name="Linux Libertine O" fo:font-size="14pt" fo:font-weight="bold" style:font-name-asian="Noto Sans CJK SC Regular" style:font-size-asian="14pt" style:font-weight-asian="bold" style:font-name-complex="FreeSans1" style:font-size-complex="14pt" style:font-weight-complex="bold"/>
    </style:style>
    <style:style style:name="T2" style:family="text">
      <style:text-properties fo:color="#3465a4" loext:opacity="100%" style:font-name="Linux Libertine O" fo:font-size="14pt" fo:font-weight="bold" officeooo:rsid="00292c39" style:font-name-asian="Noto Sans CJK SC Regular" style:font-size-asian="14pt" style:font-weight-asian="bold" style:font-name-complex="FreeSans1" style:font-size-complex="14pt" style:font-weight-complex="bold"/>
    </style:style>
    <style:style style:name="T3" style:family="text">
      <style:text-properties fo:color="#3465a4" loext:opacity="100%" style:font-name="Linux Libertine O" fo:font-weight="bold" style:font-weight-asian="bold" style:font-weight-complex="bold"/>
    </style:style>
    <style:style style:name="T4" style:family="text">
      <style:text-properties fo:color="#3465a4" loext:opacity="100%" style:font-name="Linux Libertine O" fo:font-weight="bold" officeooo:rsid="002375c3" style:font-weight-asian="bold" style:font-weight-complex="bold"/>
    </style:style>
    <style:style style:name="T5" style:family="text">
      <style:text-properties style:font-name="Linux Libertine O" officeooo:rsid="00292c39"/>
    </style:style>
    <style:style style:name="T6" style:family="text">
      <style:text-properties style:font-name="Linux Libertine O" officeooo:rsid="002abba2"/>
    </style:style>
    <style:style style:name="T7" style:family="text">
      <style:text-properties fo:color="#004586" loext:opacity="100%" style:font-name="Linux Libertine O" fo:font-size="18.2000007629395pt" style:font-size-asian="18.2000007629395pt" style:font-size-complex="18.2000007629395pt" style:font-weight-complex="600"/>
    </style:style>
    <style:style style:name="T8" style:family="text">
      <style:text-properties fo:color="#004586" loext:opacity="100%" style:font-name="Linux Libertine O" fo:font-size="18.2000007629395pt" officeooo:rsid="00292c39" style:font-size-asian="18.2000007629395pt" style:font-size-complex="18.2000007629395pt" style:font-weight-complex="600"/>
    </style:style>
    <style:style style:name="T9" style:family="text">
      <style:text-properties fo:color="#004586" loext:opacity="100%" style:font-name="Linux Libertine O" fo:font-size="18.2000007629395pt" officeooo:rsid="002fb5fc" style:font-size-asian="18.2000007629395pt" style:font-size-complex="18.2000007629395pt" style:font-weight-complex="600"/>
    </style:style>
    <style:style style:name="T10" style:family="text">
      <style:text-properties fo:color="#004586" loext:opacity="100%" style:font-name="Linux Libertine O" fo:font-size="18.2000007629395pt" officeooo:rsid="00301e48" style:font-size-asian="18.2000007629395pt" style:font-size-complex="18.2000007629395pt" style:font-weight-complex="600"/>
    </style:style>
    <style:style style:name="T11" style:family="text">
      <style:text-properties fo:color="#004586" loext:opacity="100%" style:font-name="Linux Libertine O" fo:font-size="18.2000007629395pt" fo:font-weight="bold" officeooo:rsid="00292c39" style:font-name-asian="Noto Sans CJK SC Regular" style:font-size-asian="18.2000007629395pt" style:font-weight-asian="bold" style:font-name-complex="FreeSans1" style:font-size-complex="18.2000007629395pt" style:font-weight-complex="600"/>
    </style:style>
    <style:style style:name="T12" style:family="text">
      <style:text-properties officeooo:rsid="002abba2"/>
    </style:style>
    <style:style style:name="T13" style:family="text">
      <style:text-properties officeooo:rsid="002ca1b8"/>
    </style:style>
    <style:style style:name="T14" style:family="text">
      <style:text-properties officeooo:rsid="002e3de0"/>
    </style:style>
    <style:style style:name="T15" style:family="text">
      <style:text-properties officeooo:rsid="002ed3d7"/>
    </style:style>
    <style:style style:name="T16" style:family="text">
      <style:text-properties officeooo:rsid="00301e48"/>
    </style:style>
    <style:style style:name="T17" style:family="text">
      <style:text-properties officeooo:rsid="0032130e"/>
    </style:style>
    <style:style style:name="T18" style:family="text">
      <style:text-properties officeooo:rsid="0033e931"/>
    </style:style>
    <style:style style:name="T19" style:family="text">
      <style:text-properties officeooo:rsid="00348e1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1">Sweet &amp; sour</text:span><text:span text:style-name="T7"> </text:span><text:span text:style-name="T8">sausages </text:span><text:span text:style-name="T7">(</text:span><text:span text:style-name="T9">9</text:span><text:span text:style-name="T7"> portions; </text:span><text:span text:style-name="T8">1h </text:span><text:span text:style-name="T10">30</text:span><text:span text:style-name="T8">min</text:span><text:span text:style-name="T7">)</text:span></text:h>
      <text:p text:style-name="P3">Good with brown rice. <text:span text:style-name="T14">For </text:span><text:span text:style-name="T19">a </text:span><text:span text:style-name="T14">veg</text:span><text:span text:style-name="T19">etarian version</text:span><text:span text:style-name="T14"> I </text:span><text:span text:style-name="T15">increase the</text:span><text:span text:style-name="T14"> vegetables to replace the sausages </text:span><text:span text:style-name="T19">(I’ve not tried it with veggie sausages)</text:span><text:span text:style-name="T14">.</text:span></text:p>
      <text:p text:style-name="P3"/>
      <text:p text:style-name="Heading"><text:span text:style-name="T1">For the </text:span><text:span text:style-name="T2">preparation</text:span></text:p>
      <text:p text:style-name="P5">Chop the following ingredients:</text:p>
      <text:p text:style-name="P5"/>
      <text:p text:style-name="P8"><text:span text:style-name="T5">4 cloves garlic </text:span><text:span text:style-name="T6">roughly chopped</text:span></text:p>
      <text:p text:style-name="P3">large thumb <text:span text:style-name="T12">of ginger, peeled and cut into matchsticks</text:span></text:p>
      <text:p text:style-name="P5">3 red onions <text:span text:style-name="T18">(about 400g)</text:span> cut into chunks</text:p>
      <text:p text:style-name="P5"/>
      <text:p text:style-name="P5">6 carrots (about 750g) chopped into roughly 3cm slices</text:p>
      <text:p text:style-name="P5">3 peppers <text:span text:style-name="T18">(about 400g)</text:span> chopped into chunks</text:p>
      <text:p text:style-name="P5">1 cucumber <text:span text:style-name="T18">(about 350g) </text:span>chopped into 3cm chunks and then into 6 ‘triangles’ lengthways</text:p>
      <text:p text:style-name="P1"/>
      <text:p text:style-name="P9">2 tins <text:span text:style-name="T18">(</text:span>432g<text:span text:style-name="T18">)</text:span> pineapple <text:span text:style-name="T16">chunks </text:span>in juice (not syrup!)</text:p>
      <text:p text:style-name="P2"/>
      <text:p text:style-name="P6"><text:span text:style-name="T3">For </text:span><text:span text:style-name="T4">the </text:span><text:span text:style-name="T2">cooking</text:span></text:p>
      <text:p text:style-name="P3">6 tbsp olive oil</text:p>
      <text:p text:style-name="P3">10-12 sausages (700-<text:span text:style-name="T19">800</text:span>g)</text:p>
      <text:p text:style-name="P3">200g ketchup</text:p>
      <text:p text:style-name="P3">3 tbsp sugar</text:p>
      <text:p text:style-name="P3">6 tbsp malt vinegar</text:p>
      <text:p text:style-name="P3">1 stock pot or cube</text:p>
      <text:p text:style-name="P3">3 heaped tbsp gravy granules</text:p>
      <text:p text:style-name="P3"/>
      <text:p text:style-name="P3"/>
      <text:p text:style-name="P7"><text:span text:style-name="T5">Heat the olive oil in </text:span><text:span text:style-name="T6">a</text:span><text:span text:style-name="T5"> LARGE POT. Cut the sausages into pieces (5-6 per sausage), this can be straight into the pot </text:span><text:span text:style-name="T6">but</text:span><text:span text:style-name="T5"> tak</text:span><text:span text:style-name="T6">e</text:span><text:span text:style-name="T5"> care not to splash hot oil. Fry on medium heat for 5 minutes.</text:span></text:p>
      <text:p text:style-name="P3"/>
      <text:p text:style-name="P3">Add the garlic, ginger, and onion and fry on high heat for 3 minutes.</text:p>
      <text:p text:style-name="P3">Add the carrot and fry for a further 2 minutes. Boil the kettle.</text:p>
      <text:p text:style-name="P3"/>
      <text:p text:style-name="P3">Add the ketchup (measure straight from the bottle by weighing it before &amp; after), sugar, pineapple, and vinegar. Mix well. Add the peppers and cucumber and mix again.</text:p>
      <text:p text:style-name="P3"/>
      <text:p text:style-name="P3">Pour in hot water (750 ml, or until you have as much sauce as you want), add the stock and gravy granules, and mix. Cook on high heat, stirring frequently to mix the gravy &amp; stock.</text:p>
      <text:p text:style-name="P4"/>
      <text:p text:style-name="P3">Once the pot boils, turn down to a simmer. After 5 minutes, taste the sauce to see if it wants to be sweeter (add sugar) or more sour (add vinegar). If adding vinegar try a teaspoon at a time.</text:p>
      <text:p text:style-name="P3"/>
      <text:p text:style-name="P3">Simmer for <text:span text:style-name="T17">3</text:span>5min stirring occasionally. Top up the sauce with hot water as need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9T13:41:09.314438554</meta:creation-date>
    <dc:date>2023-10-29T22:09:27.737752843</dc:date>
    <meta:editing-duration>PT44M18S</meta:editing-duration>
    <meta:editing-cycles>26</meta:editing-cycles>
    <meta:generator>LibreOffice/7.3.7.2$Linux_X86_64 LibreOffice_project/30$Build-2</meta:generator>
    <meta:document-statistic meta:table-count="0" meta:image-count="0" meta:object-count="0" meta:page-count="1" meta:paragraph-count="26" meta:word-count="310" meta:character-count="1678" meta:non-whitespace-character-count="1394"/>
  </office:meta>
</office:document-meta>
</file>